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Lienhypertexte" style:family="text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Lienhypertexte" style:family="text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Liens :</text:p>
      <text:p text:style-name="P2">Github :<text:s/></text:p>
      <text:p text:style-name="P3">Identifiant :au.binet21@gmail.com</text:p>
      <text:p text:style-name="P4">Mot de passe : zmrfsddrz7vam77</text:p>
      <text:p text:style-name="P5"/>
      <text:p text:style-name="P6">Application déployé :</text:p>
      <text:p text:style-name="P7"/>
      <text:p text:style-name="P8"/>
      <text:p text:style-name="P9">Trello :</text:p>
      <text:p text:style-name="Normal"><text:a xlink:href="https://trello.com/b/a27gacrZ/arcadia" office:target-frame-name="_top" xlink:show="replace"><text:span text:style-name="T10">https://trello.com/b/a27gacrZ/arcadia</text:span></text:a></text:p>
      <text:p text:style-name="P11"/>
      <text:p text:style-name="P12">README.MD</text:p>
      <text:p text:style-name="P13">Identifiant :au.binet21@gmail.com</text:p>
      <text:p text:style-name="P14">Mot de passe : zmrfsddrz7vam77</text:p>
      <text:p text:style-name="P15"/>
      <text:p text:style-name="P16">FIGMA</text:p>
      <text:p text:style-name="Normal"><text:span text:style-name="T17">MAIL :<text:s/></text:span><text:a xlink:href="mailto:aubin200683@gmail.com" office:target-frame-name="_top" xlink:show="replace"><text:span text:style-name="T18">aubin200683@gmail.com</text:span></text:a></text:p>
      <text:p text:style-name="P19">Mot de passe :<text:s/>j&gt;dG9%Z}7ey%q]V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elie binet</meta:initial-creator>
    <dc:creator>Aurelie binet</dc:creator>
    <meta:creation-date>2024-03-01T04:32:00Z</meta:creation-date>
    <dc:date>2024-03-11T14:18:00Z</dc:date>
    <meta:template xlink:href="Normal.dotm" xlink:type="simple"/>
    <meta:editing-cycles>2</meta:editing-cycles>
    <meta:editing-duration>PT7320S</meta:editing-duration>
    <meta:document-statistic meta:page-count="1" meta:paragraph-count="1" meta:word-count="61" meta:character-count="397" meta:row-count="2" meta:non-whitespace-character-count="337"/>
  </office:meta>
</office:document-meta>
</file>